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2.538cm" fo:min-width="3.5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31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382cm" fo:min-width="2.628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2.628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.654cm" fo:min-width="2.104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.654cm" fo:min-width="3.004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.654cm" fo:min-width="2.904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0.654cm" fo:min-width="1.404cm"/>
    </style:style>
    <style:style style:name="gr10" style:family="graphic" style:parent-style-name="objectwithoutfill">
      <style:graphic-properties draw:stroke="dash" draw:stroke-dash="Fine_20_Dashed" draw:marker-end="Arrow" draw:marker-end-width="0.1cm" draw:fill="none" draw:textarea-vertical-align="middle"/>
    </style:style>
    <style:style style:name="gr11" style:family="graphic" style:parent-style-name="objectwithoutfill">
      <style:graphic-properties svg:stroke-width="0.02cm" svg:stroke-color="#6666ff" draw:marker-start-width="0.26cm" draw:marker-end="Arrow" draw:marker-end-width="0.16cm" draw:fill="solid" draw:fill-color="#6666ff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svg:stroke-color="#6666ff" draw:marker-start-width="0.275cm" draw:marker-end="Arrow" draw:marker-end-width="0.175cm" draw:fill="solid" draw:fill-color="#6666ff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.02cm" draw:marker-start-width="0.23cm" draw:marker-end-width="0.23cm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fill="solid" draw:fill-color="#000000" draw:textarea-vertical-align="middle"/>
    </style:style>
    <style:style style:name="gr15" style:family="graphic" style:parent-style-name="standard">
      <style:graphic-properties draw:stroke="dash" draw:stroke-dash="Fine_20_Dashed" svg:stroke-width="0.02cm" draw:marker-start-width="0.23cm" draw:marker-end-width="0.23cm" draw:fill="solid" draw:fill-color="#000000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 fo:min-height="0.654cm" fo:min-width="3.40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2cm" svg:height="2.9cm" svg:x="1.8cm" svg:y="2.4cm">
          <text:p/>
          <draw:enhanced-geometry svg:viewBox="0 0 21600 21600" draw:path-stretchpoint-x="10800" draw:path-stretchpoint-y="10800" draw:text-areas="?f3 ?f4 ?f5 ?f6" draw:type="round-rectangle" draw:modifiers="1425.02998800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112cm" svg:height="0.569cm" svg:x="2.488cm" svg:y="2.7cm">
          <draw:text-box>
            <text:p text:style-name="P2"><text:span text:style-name="T1">Sample correlations</text:span></text:p>
          </draw:text-box>
        </draw:frame>
        <draw:custom-shape draw:style-name="gr3" draw:text-style-name="P1" xml:id="id1" draw:id="id1" draw:layer="layout" svg:width="3.196cm" svg:height="0.7cm" svg:x="2.404cm" svg:y="3.5cm">
          <text:p text:style-name="P1"><text:span text:style-name="T1">Correlation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8" draw:id="id18" draw:layer="layout" svg:width="3.196cm" svg:height="0.7cm" svg:x="2.4cm" svg:y="4.4cm">
          <text:p text:style-name="P1"><text:span text:style-name="T1">Correlated sam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2.7cm" svg:height="1cm" svg:x="9.2cm" svg:y="1.4cm">
          <text:p text:style-name="P1"><text:span text:style-name="T1">CorrelationF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xml:id="id12" draw:id="id12" draw:layer="layout" svg:x1="5.6cm" svg:y1="3.85cm" svg:x2="9.2cm" svg:y2="1.9cm" draw:start-shape="id1" draw:start-glue-point="1" draw:end-shape="id2" draw:end-glue-point="3" svg:d="M5600 3850h1801v-1950h1799" svg:viewBox="0 0 3601 1951">
          <text:p/>
        </draw:connector>
        <draw:custom-shape draw:style-name="gr7" draw:text-style-name="P4" xml:id="id3" draw:id="id3" draw:layer="layout" svg:width="3.6cm" svg:height="1cm" svg:x="13.1cm" svg:y="2.2cm">
          <text:p text:style-name="P1"><text:span text:style-name="T1">CorrelationFactsRe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-0.001cm" svg:x1="11.9cm" svg:y1="1.9cm" svg:x2="13.1cm" svg:y2="2.7cm" draw:start-shape="id2" draw:start-glue-point="1" draw:end-shape="id3" draw:end-glue-point="3" svg:d="M11900 1900h600v800h600" svg:viewBox="0 0 1201 801">
          <text:p/>
        </draw:connector>
        <draw:custom-shape draw:style-name="gr8" draw:text-style-name="P4" xml:id="id4" draw:id="id4" draw:layer="layout" svg:width="3.5cm" svg:height="1cm" svg:x="1.4cm" svg:y="9.3cm">
          <text:p text:style-name="P1"><text:span text:style-name="T1">Trade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out" svg:width="3.5cm" svg:height="1cm" svg:x="1.4cm" svg:y="10.6cm">
          <text:p text:style-name="P1"><text:span text:style-name="T1">SampleTradeData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5" draw:id="id5" draw:layer="layout" svg:width="2cm" svg:height="1cm" svg:x="6cm" svg:y="9.3cm"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7" draw:id="id7" draw:layer="layout" svg:width="2cm" svg:height="1cm" svg:x="9.3cm" svg:y="9.3cm">
          <text:p text:style-name="P1"><text:span text:style-name="T1">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4.9cm" svg:y1="9.8cm" svg:x2="6cm" svg:y2="9.8cm" draw:start-shape="id4" draw:start-glue-point="1" draw:end-shape="id5" draw:end-glue-point="3" svg:d="M4900 9800h1100" svg:viewBox="0 0 1101 1">
          <text:p/>
        </draw:connector>
        <draw:connector draw:style-name="gr10" draw:text-style-name="P1" draw:layer="layout" svg:x1="4.9cm" svg:y1="11.1cm" svg:x2="6cm" svg:y2="9.8cm" draw:start-shape="id6" draw:start-glue-point="1" draw:end-shape="id5" draw:end-glue-point="3" svg:d="M4900 11100h551v-1300h549" svg:viewBox="0 0 1101 1301">
          <text:p/>
        </draw:connector>
        <draw:connector draw:style-name="gr6" draw:text-style-name="P1" draw:layer="layout" svg:x1="8cm" svg:y1="9.8cm" svg:x2="9.3cm" svg:y2="9.8cm" draw:start-shape="id5" draw:start-glue-point="1" draw:end-shape="id7" draw:end-glue-point="3" svg:d="M8000 9800h1300" svg:viewBox="0 0 1301 1">
          <text:p/>
        </draw:connector>
        <draw:connector draw:style-name="gr11" draw:text-style-name="P1" draw:layer="layout" draw:line-skew="0cm 1.499cm" svg:x1="1.8cm" svg:y1="3.85cm" svg:x2="10.3cm" svg:y2="9.3cm" draw:start-shape="id8" draw:start-glue-point="3" draw:end-shape="id7" draw:end-glue-point="0" svg:d="M1800 3850h-501v4950h9001v500" svg:viewBox="0 0 9002 5451">
          <text:p/>
        </draw:connector>
        <draw:custom-shape draw:style-name="gr9" draw:text-style-name="P4" xml:id="id10" draw:id="id10" draw:layer="layout" svg:width="2cm" svg:height="1cm" svg:x="9.3cm" svg:y="10.8cm">
          <text:p text:style-name="P1"><text:span text:style-name="T1">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1" draw:id="id11" draw:layer="layout" svg:width="2cm" svg:height="1cm" svg:x="9.3cm" svg:y="12.2cm">
          <text:p text:style-name="P1"><text:span text:style-name="T1">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" draw:id="id9" draw:layer="layout" svg:width="2cm" svg:height="1cm" svg:x="12.5cm" svg:y="9.3cm">
          <text:p text:style-name="P1"><text:span text:style-name="T1">Tr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1.3cm" svg:y1="9.8cm" svg:x2="12.5cm" svg:y2="9.8cm" draw:start-shape="id7" draw:start-glue-point="1" draw:end-shape="id9" draw:end-glue-point="3" svg:d="M11300 9800h1200" svg:viewBox="0 0 1201 1">
          <text:p/>
        </draw:connector>
        <draw:connector draw:style-name="gr6" draw:text-style-name="P1" draw:layer="layout" svg:x1="11.3cm" svg:y1="11.3cm" svg:x2="12.5cm" svg:y2="9.8cm" draw:start-shape="id10" draw:start-glue-point="1" draw:end-shape="id9" draw:end-glue-point="3" svg:d="M11300 11300h601v-1500h599" svg:viewBox="0 0 1201 1501">
          <text:p/>
        </draw:connector>
        <draw:connector draw:style-name="gr6" draw:text-style-name="P1" draw:layer="layout" svg:x1="11.3cm" svg:y1="12.7cm" svg:x2="12.5cm" svg:y2="9.8cm" draw:start-shape="id11" draw:start-glue-point="1" draw:end-shape="id9" draw:end-glue-point="3" svg:d="M11300 12700h601v-2900h599" svg:viewBox="0 0 1201 2901">
          <text:p/>
        </draw:connector>
        <draw:custom-shape draw:style-name="gr5" draw:text-style-name="P4" xml:id="id13" draw:id="id13" draw:layer="layout" svg:width="2.7cm" svg:height="1cm" svg:x="9.2cm" svg:y="3.2cm">
          <text:p text:style-name="P1"><text:span text:style-name="T1">CorrelationF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0cm 2.301cm" svg:x1="7.401cm" svg:y1="2.875cm" svg:x2="9.2cm" svg:y2="3.7cm" draw:start-shape="id12" draw:start-glue-point="0" draw:end-shape="id13" draw:end-glue-point="3" svg:d="M7401 2875v1827h-1v-1002h1800" svg:viewBox="0 0 1801 1828">
          <text:p/>
        </draw:connector>
        <draw:connector draw:style-name="gr6" draw:text-style-name="P1" draw:layer="layout" svg:x1="11.9cm" svg:y1="3.7cm" svg:x2="13.1cm" svg:y2="2.7cm" draw:start-shape="id13" draw:start-glue-point="1" draw:end-shape="id3" draw:end-glue-point="3" svg:d="M11900 3700h601v-1000h599" svg:viewBox="0 0 1201 1001">
          <text:p/>
        </draw:connector>
        <draw:custom-shape draw:style-name="gr5" draw:text-style-name="P4" xml:id="id14" draw:id="id14" draw:layer="layout" svg:width="2.7cm" svg:height="1cm" svg:x="9.2cm" svg:y="5cm">
          <text:p text:style-name="P1"><text:span text:style-name="T1">CorrelationF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5" draw:id="id15" draw:layer="layout" svg:width="3.6cm" svg:height="1cm" svg:x="13cm" svg:y="5.9cm">
          <text:p text:style-name="P1"><text:span text:style-name="T1">CorrelationFactsRe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1.9cm" svg:y1="5.5cm" svg:x2="13cm" svg:y2="6.4cm" draw:start-shape="id14" draw:start-glue-point="1" draw:end-shape="id15" draw:end-glue-point="3" svg:d="M11900 5500h551v900h549" svg:viewBox="0 0 1101 901">
          <text:p/>
        </draw:connector>
        <draw:custom-shape draw:style-name="gr5" draw:text-style-name="P4" xml:id="id16" draw:id="id16" draw:layer="layout" svg:width="2.7cm" svg:height="1cm" svg:x="9.2cm" svg:y="6.7cm">
          <text:p text:style-name="P1"><text:span text:style-name="T1">CorrelationF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1.9cm" svg:y1="7.2cm" svg:x2="13cm" svg:y2="6.4cm" draw:start-shape="id16" draw:start-glue-point="1" draw:end-shape="id15" draw:end-glue-point="3" svg:d="M11900 7200h551v-800h549" svg:viewBox="0 0 1101 801">
          <text:p/>
        </draw:connector>
        <draw:connector draw:style-name="gr6" draw:text-style-name="P1" draw:layer="layout" svg:x1="7.401cm" svg:y1="2.875cm" svg:x2="9.2cm" svg:y2="7.2cm" draw:start-shape="id12" draw:start-glue-point="0" draw:end-shape="id16" draw:end-glue-point="3" svg:d="M7401 2875v4325h1799" svg:viewBox="0 0 1800 4326">
          <text:p/>
        </draw:connector>
        <draw:connector draw:style-name="gr6" draw:text-style-name="P1" draw:layer="layout" svg:x1="7.401cm" svg:y1="2.875cm" svg:x2="9.2cm" svg:y2="5.5cm" draw:start-shape="id12" draw:start-glue-point="0" draw:end-shape="id14" draw:end-glue-point="3" svg:d="M7401 2875v2625h1799" svg:viewBox="0 0 1800 2626">
          <text:p/>
        </draw:connector>
        <draw:connector draw:style-name="gr12" draw:text-style-name="P1" draw:layer="layout" draw:line-skew="-0.771cm" svg:x1="6.258cm" svg:y1="4.749cm" svg:x2="10.55cm" svg:y2="2.4cm" draw:start-shape="id17" draw:start-glue-point="3" draw:end-shape="id2" draw:end-glue-point="2" svg:d="M6258 4749v-1949h4292v-400" svg:viewBox="0 0 4293 2350">
          <text:p/>
        </draw:connector>
        <draw:connector draw:style-name="gr12" draw:text-style-name="P1" draw:layer="layout" svg:x1="6.258cm" svg:y1="4.749cm" svg:x2="10.55cm" svg:y2="4.2cm" draw:start-shape="id17" draw:start-glue-point="3" draw:end-shape="id13" draw:end-glue-point="2" svg:d="M6258 4749h4292v-549" svg:viewBox="0 0 4293 550">
          <text:p/>
        </draw:connector>
        <draw:connector draw:style-name="gr12" draw:text-style-name="P1" draw:layer="layout" svg:x1="6.258cm" svg:y1="4.749cm" svg:x2="10.55cm" svg:y2="6cm" draw:start-shape="id17" draw:start-glue-point="3" draw:end-shape="id14" draw:end-glue-point="2" svg:d="M6258 4749v1753h4292v-502" svg:viewBox="0 0 4293 1754">
          <text:p/>
        </draw:connector>
        <draw:connector draw:style-name="gr12" draw:text-style-name="P1" draw:layer="layout" svg:x1="6.258cm" svg:y1="4.749cm" svg:x2="10.55cm" svg:y2="7.7cm" draw:start-shape="id17" draw:start-glue-point="3" draw:end-shape="id16" draw:end-glue-point="2" svg:d="M6258 4749v3453h4292v-502" svg:viewBox="0 0 4293 3454">
          <text:p/>
        </draw:connector>
        <draw:connector draw:style-name="gr13" draw:text-style-name="P1" xml:id="id17" draw:id="id17" draw:layer="layout" svg:x1="5.596cm" svg:y1="4.75cm" svg:x2="6.258cm" svg:y2="4.749cm" draw:start-shape="id18" draw:start-glue-point="1" svg:d="M5596 4750h582v-1h80" svg:viewBox="0 0 663 2">
          <text:p/>
        </draw:connector>
        <draw:connector draw:style-name="gr14" draw:text-style-name="P1" xml:id="id19" draw:id="id19" draw:layer="layout" svg:x1="1.8cm" svg:y1="3.85cm" svg:x2="1.8cm" svg:y2="3.85cm" draw:start-shape="id8" draw:start-glue-point="3" draw:end-shape="id8" draw:end-glue-point="3" svg:d="M1800 3850z" svg:viewBox="0 0 1 1">
          <text:p/>
        </draw:connector>
        <draw:connector draw:style-name="gr15" draw:text-style-name="P1" draw:layer="layout" svg:x1="1.8cm" svg:y1="3.85cm" svg:x2="2.404cm" svg:y2="3.85cm" draw:start-shape="id19" draw:start-glue-point="0" draw:end-shape="id1" draw:end-glue-point="3" svg:d="M1800 3850h604" svg:viewBox="0 0 605 1">
          <text:p/>
        </draw:connector>
        <draw:custom-shape draw:style-name="gr16" draw:text-style-name="P4" xml:id="id20" draw:id="id20" draw:layer="layout" svg:width="4cm" svg:height="1cm" svg:x="12.9cm" svg:y="3.9cm">
          <text:p text:style-name="P1"><text:span text:style-name="T1">CorrelationFactsRelationKe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4.9cm" svg:y1="3.9cm" svg:x2="14.9cm" svg:y2="3.2cm" draw:start-shape="id20" draw:start-glue-point="0" draw:end-shape="id3" draw:end-glue-point="2" svg:d="M14900 3900v-700" svg:viewBox="0 0 1 701">
          <text:p/>
        </draw:connector>
        <draw:custom-shape draw:style-name="gr16" draw:text-style-name="P4" xml:id="id21" draw:id="id21" draw:layer="layout" svg:width="4cm" svg:height="1cm" svg:x="12.8cm" svg:y="7.5cm">
          <text:p text:style-name="P1"><text:span text:style-name="T1">CorrelationFactsRelationKe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4.8cm" svg:y1="7.5cm" svg:x2="14.8cm" svg:y2="6.9cm" draw:start-shape="id21" draw:start-glue-point="0" draw:end-shape="id15" draw:end-glue-point="2" svg:d="M14800 7500v-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7T10:53:30.446381630</meta:creation-date>
    <dc:date>2015-06-07T23:12:37.948838133</dc:date>
    <meta:editing-duration>PT57M47S</meta:editing-duration>
    <meta:editing-cycles>8</meta:editing-cycles>
    <meta:generator>LibreOffice/4.3.7.2$Linux_X86_64 LibreOffice_project/430$Build-2</meta:generator>
    <meta:document-statistic meta:object-count="43"/>
  </office:meta>
</office:document-meta>
</file>